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.65">
            <text:p>-208.65</text:p>
          </table:table-cell>
          <table:table-cell table:formula="of:=[.G110]+[.H96]" office:value-type="float" office:value="1872">
            <text:p>187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51]-[.H39]" office:value-type="float" office:value="0">
            <text:p>0</text:p>
          </table:table-cell>
          <table:table-cell office:value-type="float" office:value="1295.22">
            <text:p>1295.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8413.68">
            <text:p>8413.68</text:p>
          </table:table-cell>
          <table:table-cell office:value-type="float" office:value="7380.68">
            <text:p>7380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54]-[.H42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55]-[.H43]"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57]-[.H4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5922.16">
            <text:p>5922.16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59]-[.H47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6902.37">
            <text:p>6902.37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1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0">
            <text:p>0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0">
            <text:p>0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0">
            <text:p>0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0">
            <text:p>0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0">
            <text:p>0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0">
            <text:p>0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0">
            <text:p>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23:5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23:52:47.06</dc:date>
    <dc:creator>Bob Harper</dc:creator>
    <meta:editing-duration>P2DT13H21M39S</meta:editing-duration>
    <meta:editing-cycles>284</meta:editing-cycles>
    <meta:generator>OpenOffice/4.1.1$Win32 OpenOffice.org_project/411m6$Build-9775</meta:generator>
    <meta:document-statistic meta:table-count="18" meta:cell-count="12602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